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Estilo_20_padrão">
      <style:paragraph-properties fo:text-align="justify" style:justify-single-word="false"/>
    </style:style>
    <style:style style:name="P2" style:family="paragraph" style:parent-style-name="Estilo_20_padrão">
      <style:paragraph-properties fo:margin-left="0cm" fo:margin-right="0cm" fo:margin-top="0cm" fo:margin-bottom="0cm" style:contextual-spacing="false" fo:line-height="0.423cm" fo:text-align="center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3" style:family="paragraph" style:parent-style-name="Estilo_20_padrão">
      <style:paragraph-properties fo:margin-left="0cm" fo:margin-right="0cm" fo:margin-top="0cm" fo:margin-bottom="0cm" style:contextual-spacing="false" fo:line-height="0.423cm" fo:text-align="end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4" style:family="paragraph" style:parent-style-name="Estilo_20_padrão">
      <style:paragraph-properties fo:margin-left="0cm" fo:margin-right="0cm" fo:margin-top="0cm" fo:margin-bottom="0cm" style:contextual-spacing="false" fo:line-height="0.423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5" style:family="paragraph" style:parent-style-name="Estilo_20_padrão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6" style:family="paragraph" style:parent-style-name="Estilo_20_padrão">
      <style:paragraph-properties fo:margin-left="0cm" fo:margin-right="0cm" fo:margin-top="0cm" fo:margin-bottom="0cm" style:contextual-spacing="false" fo:line-height="0.423cm" fo:text-align="center" style:justify-single-word="false" fo:hyphenation-ladder-count="no-limit" fo:text-indent="0cm" style:auto-text-indent="false"/>
      <style:text-properties fo:font-size="24pt" style:font-size-asian="24pt" style:font-size-complex="24pt" fo:hyphenate="false" fo:hyphenation-remain-char-count="2" fo:hyphenation-push-char-count="2"/>
    </style:style>
    <style:style style:name="P7" style:family="paragraph" style:parent-style-name="Estilo_20_padrão">
      <style:paragraph-properties fo:margin-left="0cm" fo:margin-right="0cm" fo:margin-top="0cm" fo:margin-bottom="0cm" style:contextual-spacing="false" fo:line-height="0.423cm" fo:text-align="center" style:justify-single-word="false" fo:hyphenation-ladder-count="no-limit" fo:text-indent="0cm" style:auto-text-indent="false"/>
      <style:text-properties fo:font-size="22pt" fo:font-weight="normal" style:font-size-asian="22pt" style:font-weight-asian="normal" style:font-size-complex="22pt" style:font-weight-complex="normal" fo:hyphenate="false" fo:hyphenation-remain-char-count="2" fo:hyphenation-push-char-count="2"/>
    </style:style>
    <style:style style:name="P8" style:family="paragraph" style:parent-style-name="Estilo_20_padrão" style:master-page-name="Standard">
      <style:paragraph-properties fo:margin-left="0cm" fo:margin-right="0cm" fo:margin-top="0cm" fo:margin-bottom="0cm" style:contextual-spacing="false" fo:line-height="0.423cm" fo:text-align="center" style:justify-single-word="false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T1" style:family="text">
      <style:text-properties fo:color="#00000a" style:text-position="0% 100%" fo:font-size="22pt" fo:letter-spacing="normal" fo:background-color="#ffffff" style:font-name-asian="Times New Roman1" style:font-size-asian="22pt" style:font-name-complex="Times New Roman1"/>
    </style:style>
    <style:style style:name="T2" style:family="text">
      <style:text-properties fo:color="#00000a" style:text-position="0% 100%" fo:font-size="12pt" fo:letter-spacing="normal" fo:background-color="#ffffff" style:font-name-asian="Times New Roman1" style:font-size-asian="12pt" style:font-name-complex="Times New Roman1"/>
    </style:style>
    <style:style style:name="T3" style:family="text">
      <style:text-properties fo:color="#00000a" style:text-position="0% 100%" fo:font-size="12pt" fo:letter-spacing="normal" fo:language="pt" fo:country="PT" fo:background-color="#ffffff" style:font-name-asian="Times New Roman1" style:font-size-asian="12pt" style:font-name-complex="Times New Roman1"/>
    </style:style>
    <style:style style:name="T4" style:family="text">
      <style:text-properties fo:color="#00000a" style:text-position="0% 100%" style:font-name="Courier New" fo:font-size="11pt" fo:letter-spacing="normal" fo:language="pt" fo:country="PT" fo:background-color="#ffffff" style:font-name-asian="Times New Roman1" style:font-size-asian="11pt" style:font-name-complex="Times New Roman1"/>
    </style:style>
    <style:style style:name="T5" style:family="text">
      <style:text-properties fo:color="#00000a" style:text-position="0% 100%" fo:letter-spacing="normal" fo:background-color="#ffffff" style:font-name-asian="Times New Roman1" style:font-name-complex="Times New Roman1"/>
    </style:style>
    <style:style style:name="T6" style:family="text">
      <style:text-properties fo:color="#004dbb" style:text-position="0% 100%" fo:font-size="80pt" fo:letter-spacing="normal" fo:background-color="#ffffff" style:font-name-asian="Times New Roman1" style:font-size-asian="80pt" style:font-name-complex="Times New Roman1" style:font-size-complex="80pt"/>
    </style:style>
    <style:style style:name="T7" style:family="text">
      <style:text-properties fo:color="#004dbb" style:text-position="0% 100%" fo:font-size="24pt" fo:letter-spacing="normal" fo:background-color="#ffffff" style:font-name-asian="Times New Roman1" style:font-size-asian="24pt" style:font-name-complex="Times New Roman1"/>
    </style:style>
    <style:style style:name="T8" style:family="text">
      <style:text-properties fo:color="#004dbb" style:text-position="0% 100%" fo:font-size="16pt" fo:letter-spacing="normal" fo:background-color="#ffffff" style:font-name-asian="Times New Roman1" style:font-size-asian="16pt" style:font-name-complex="Times New Roman1"/>
    </style:style>
    <style:style style:name="T9" style:family="text">
      <style:text-properties fo:color="#004dbb" style:text-position="0% 100%" fo:letter-spacing="normal" fo:background-color="#ffffff" style:font-name-asian="Times New Roman1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2"/>
      <text:p text:style-name="P7"><text:span text:style-name="T5">Introdução à Arquitetura de Computadores</text:span></text:p>
      <text:p text:style-name="P2"/>
      <text:p text:style-name="P6"/>
      <text:p text:style-name="P6"><text:span text:style-name="T9">Projeto - <text:s/>“Corrida de Bicicletas”</text:span></text:p>
      <text:p text:style-name="P6"/>
      <text:p text:style-name="P2"/>
      <text:p text:style-name="P2"><text:span text:style-name="T7">Objetivo do Jogo</text:span></text:p>
      <text:p text:style-name="P3"/>
      <text:p text:style-name="P3"><text:span text:style-name="T2"><text:tab/></text:span></text:p>
      <text:p text:style-name="P4"><text:span text:style-name="T2"><text:tab/>O projeto que nos foi proposto a realizar consistia no desenvolvimento de um jogo designado “Corridas de Bicicletas”, que tinha como principal objetivo percorrer a maior distância possível sem que a bicicleta chocasse com obstáculos. </text:span></text:p>
      <text:p text:style-name="P5"><text:span text:style-name="T7"><text:tab/></text:span></text:p>
      <text:p text:style-name="P5"><text:span text:style-name="T7"><text:tab/><text:tab/><text:tab/><text:tab/><text:tab/>O jogo<text:tab/></text:span></text:p>
      <text:p text:style-name="P4"/>
      <text:p text:style-name="P1"><text:span text:style-name="T2"><text:tab/>O jogo decorre na Janela de Texto do simulador do P3 e <text:s/>esta janela corresponde a uma matriz <text:s/>em que escrevemos a pista do jogo, colocando, respetivamente, à esquerda e à direita os caracteres '+| ' e '|+' formando assim os limites da pista. A bicicleta (sendo a sua estrutura 'O'-'|'-'O' colocados na vertical) pode mover-se para a esquerda ou para a direita mas sempre dentro dos limites da pista. Para que a bicicleta se movimente para a esquerda é necessário pressionar o botão de interrupção I0 e para a direita pressiona-se o botão de Interrupção IB. Os obstáculos são '***' e surgem sempre no topo da janela de forma aleatória. Para que os obstáculos surgissem de forma aleatória foi necessário recorrer a um algoritmo. Os obstáculos surgem assim, no topo da janela, e caso não ocorra colisão com a bicicleta, quando chegarem à linha de baixo da Janela de Texto estes desaparecem. Caso ocorra colisão, é o fim do jogo e gera-se uma mensagem no ecrã. O espaçamento entre os obstáculos (que descem) é de 5 caracteres, ou seja, assim que o primeiro obstáculos desça 5 caracteres, aparece outro, no topo da Janela de Texto numa posição aleatória, e assim sucessivamente, caso não ocorra colisão com a bicicleta. O jogo está dividido em 3 niveis. O nivel inicial (nivel 1) é no inicio do jogo, ou seja, no inicio do jogo os obstáculos movem-se com uma velocidade de 2 m/s e apenas os 4 leds mais á esquerda estão acesos. Caso o jogador consiga ultrapassar 4 obstáculos, passa ao nivel seguinte (nivel 2 ) , e a velocidade deixa de ser 2 m/s e passa assim a ser 2.5 m/s e passam a estar acesos 8 leds. Caso o jogador consiga ultrapassar mais 4 obstáculos passa ao terceiro e ultimo nivel em que a velocidade passa a ser 3.3 m/s e já estão todos os 12 leds acesos. No decorrer do jogo são utilizados vários dispositivos tais como o LCD, que na primeira linha mostra a distância actual percorrida e na segunda linha o máximo que o jogador já conseguiu percorrer. São utilizados também os displays de 7 segmentos que indicam ao jogador o numero de obstáculos que já foram ultrapassados. Na parte dos diapositivos são também utilizados os leds, como já referimos atrás, que servem para indicar qual o nivel do jogo em que o jogador se encontra. O jogo tem uma outra parte adicional, a parte avançada. Esta parte avançado do jogo requer duas novas implementações : implementar um modo de turbo e implementar um modo de pausa. O modo de turbo consiste em aumentar a a velocidade a que os obstáculos descem para 5 m/s acendendo assim todos os leds. O modo de turbo apenas é implementado se o jogador pressionar o botão de interrupção I2 e o jogo só volta para a velocidade anterior quando o botão de interrupção I2 for novamente pressionado. O modo de pausa funciona de forma semelhante, ou seja, caso o jogador pressione o botão de interrupção IA a execução do programa é suspensa e caso o jogador volte a carregar no botão de interrupção IA o jogo volta ao estado em que estava.</text:span></text:p>
      <text:p text:style-name="P4"><text:span text:style-name="T2"><text:tab/><text:tab/><text:tab/><text:tab/><text:tab/></text:span></text:p>
      <text:p text:style-name="P4"><text:span text:style-name="T7"><text:tab/><text:tab/><text:tab/><text:tab/></text:span></text:p>
      <text:p text:style-name="P4"><text:soft-page-break/><text:span text:style-name="T7"><text:tab/><text:tab/><text:tab/><text:tab/>Organização do código do jogo</text:span></text:p>
      <text:p text:style-name="P4"/>
      <text:p text:style-name="P4"><text:span text:style-name="T2"><text:tab/>Nós decidimos organizar o nosso programa de forma estruturada, ou seja, numa parte inicial definimos todas as constantes que são utilizadas pelo programa, bem como a tabela de interrupções (interrupções que o nosso programa vai utilizar nomeadamente I0, I1, IB, I16, IA e I2) e também as variáveis que o nosso programa precisa para funcionar e depois sim, a parte da implementação do jogo em si. Esta ultima parte está, também dividida em 3 rotinas principais : O Inicio do Jogo ( principal função é escrever na janela de texto as mensagens, nomeadamente quando o jogo inicia aparece logo uma mensagem no ecrã a dizer : “Bem vindo á Corrida de Bicicleta. Prima o interruptor I1 para começar</text:span><text:span text:style-name="T4">. </text:span><text:span text:style-name="T3">”, o <text:s/>ciclo de jogo rotina em que se escreve a pista e a bicicleta e onde começa o jogo em si) e por fim a rotina “Fim de Jogo” que é chamada caso ocorra colisão, ou seja, a bicicleta colidiu com um dos obstáculos. Caso isso aconteça todas as variáveis de controlo são colocadas a 0 e aparece uma mensagem no ecrã a perguntar ao jogador se pretende jogar novamente.</text:span></text:p>
      <text:p text:style-name="P4"/>
      <text:p text:style-name="P4"><text:span text:style-name="T2"><text:tab/></text:span></text:p>
      <text:p text:style-name="P4"><text:span text:style-name="T8"><text:tab/><text:tab/><text:tab/>Dificuldades que tivemos ao longo do projeto</text:span></text:p>
      <text:p text:style-name="P4"/>
      <text:p text:style-name="P4"><text:span text:style-name="T2"><text:tab/>Em suma, sentimos algumas dificuldades ao longo de todo este processo de implementação deste jogo, sendo que as maiores dificuldades que sentimos foi escrever no LCD a distancia máxima conseguida pelo jogador e também na colisão da bicicleta com os objetos, visto que por vezes a bicicleta colidia com o obstáculo mas o jogo não terminava. Uma outra dificuldade que tivemos foi, já mesmo no final com o projeto praticamente concluido, de por vezes os objetos se desviarem de repente do seu sentido sem motivo aparente. Aparentemente, esse problema ficou resolvido, mas gerou-nos algumas dificuldades na parte final do projeto. Apesar de todas estas dificuldades, conseguimos superá-las, muito também devido á forma como o fizemos visto que, fomos implementando as várias funcionalidades do jogo e testando cada uma (tal como nos foi sugerido no enunciado. Apesar de todos os percalços, atingimos os nossos objetivos e conseguimos tanto escrever a distância máxima percorrida no LCD como terminar o jogo quando a bicicleta colidia com o obstáculo. Podemos também afirmar que este projeto ajudou a que ficássemos mais familiarizados com Assembly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P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P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Estilo_20_padrão" style:display-name="Estilo padrão" style:family="paragraph" style:default-outline-level="">
      <style:paragraph-properties fo:orphans="0" fo:widows="0" fo:hyphenation-ladder-count="no-limit" style:writing-mode="lr-tb"/>
      <style:text-properties fo:color="#00000a" style:font-name="Times New Roman" fo:font-size="12pt" fo:language="pt" fo:country="P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Título" style:family="paragraph" style:parent-style-name="Estilo_20_padrão" style:default-outline-level="">
      <style:paragraph-properties fo:margin-top="0.423cm" fo:margin-bottom="0.212cm" style:contextual-spacing="false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Corpo_20_do_20_texto" style:display-name="Corpo do texto" style:family="paragraph" style:parent-style-name="Estilo_20_padrão" style:default-outline-level="">
      <style:paragraph-properties fo:margin-top="0cm" fo:margin-bottom="0.212cm" style:contextual-spacing="false"/>
    </style:style>
    <style:style style:name="Lista" style:family="paragraph" style:parent-style-name="Corpo_20_do_20_texto" style:default-outline-level="">
      <style:text-properties style:font-name-complex="Mangal"/>
    </style:style>
    <style:style style:name="Legenda" style:family="paragraph" style:parent-style-name="Estilo_20_padrão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Índice" style:family="paragraph" style:parent-style-name="Estilo_20_padrão" style:default-outline-level="">
      <style:paragraph-properties text:number-lines="false" text:line-number="0"/>
      <style:text-properties style:font-name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14cm" fo:margin-bottom="2.041cm" fo:margin-left="2.08cm" fo:margin-right="2.08cm" style:writing-mode="lr-tb" style:layout-grid-color="#c0c0c0" style:layout-grid-lines="54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</meta:editing-cycles>
    <meta:editing-duration>P0D</meta:editing-duration>
    <dc:date>2013-12-06T18:48:25.102000000</dc:date>
    <meta:generator>LibreOffice/4.1.2.3$Windows_x86 LibreOffice_project/40b2d7fde7e8d2d7bc5a449dc65df4d08a7dd38</meta:generator>
    <meta:document-statistic meta:table-count="0" meta:image-count="0" meta:object-count="0" meta:page-count="2" meta:paragraph-count="15" meta:word-count="963" meta:character-count="5607" meta:non-whitespace-character-count="4620"/>
  </office:meta>
</office:document-meta>
</file>